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ed132" officeooo:paragraph-rsid="001ed132" style:font-weight-asian="bold" style:font-weight-complex="bold"/>
    </style:style>
    <style:style style:name="P3" style:family="paragraph" style:parent-style-name="Standard">
      <style:text-properties fo:font-weight="bold" officeooo:rsid="001ed433" officeooo:paragraph-rsid="001ed433" style:font-weight-asian="bold" style:font-weight-complex="bold"/>
    </style:style>
    <style:style style:name="P4" style:family="paragraph" style:parent-style-name="Standard">
      <style:text-properties officeooo:paragraph-rsid="001ed132"/>
    </style:style>
    <style:style style:name="P5" style:family="paragraph" style:parent-style-name="Standard">
      <style:text-properties officeooo:paragraph-rsid="001ed433"/>
    </style:style>
    <style:style style:name="P6" style:family="paragraph" style:parent-style-name="Standard">
      <style:text-properties fo:font-style="italic" officeooo:paragraph-rsid="001ed132" style:font-style-asian="italic" style:font-style-complex="italic"/>
    </style:style>
    <style:style style:name="P7" style:family="paragraph" style:parent-style-name="Standard">
      <style:paragraph-properties style:writing-mode="lr-tb"/>
      <style:text-properties officeooo:paragraph-rsid="001ed132"/>
    </style:style>
    <style:style style:name="T1" style:family="text">
      <style:text-properties style:font-name="sans-serif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sans-serif" fo:font-size="15pt" fo:font-weight="bold" style:font-size-asian="15pt" style:font-weight-asian="bold" style:font-size-complex="15pt" style:font-weight-complex="bold"/>
    </style:style>
    <style:style style:name="T3" style:family="text">
      <style:text-properties style:font-name="sans-serif" fo:font-size="15pt" fo:font-weight="normal" style:font-size-asian="15pt" style:font-weight-asian="normal" style:font-size-complex="15pt" style:font-weight-complex="normal"/>
    </style:style>
    <style:style style:name="T4" style:family="text">
      <style:text-properties style:font-name="sans-serif" fo:font-size="15pt" fo:font-weight="normal" officeooo:rsid="0003d37c" style:font-size-asian="15pt" style:font-weight-asian="normal" style:font-size-complex="15pt" style:font-weight-complex="normal"/>
    </style:style>
    <style:style style:name="T5" style:family="text">
      <style:text-properties style:font-name="sans-serif" fo:font-size="15pt" fo:font-weight="normal" officeooo:rsid="001ed132" style:font-size-asian="15pt" style:font-weight-asian="normal" style:font-size-complex="15pt" style:font-weight-complex="normal"/>
    </style:style>
    <style:style style:name="T6" style:family="text">
      <style:text-properties style:font-name="sans-serif" fo:font-size="14pt" fo:font-weight="normal" officeooo:rsid="001ed132" style:font-size-asian="14pt" style:font-weight-asian="normal" style:font-size-complex="14pt" style:font-weight-complex="normal"/>
    </style:style>
    <style:style style:name="T7" style:family="text">
      <style:text-properties officeooo:rsid="001ed13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ed132" style:font-weight-asian="bold" style:font-weight-complex="bold"/>
    </style:style>
    <style:style style:name="T11" style:family="text">
      <style:text-properties fo:font-weight="bold" officeooo:rsid="001ed433" style:font-weight-asian="bold" style:font-weight-complex="bold"/>
    </style:style>
    <style:style style:name="T12" style:family="text">
      <style:text-properties officeooo:rsid="001ed433"/>
    </style:style>
    <style:style style:name="T13" style:family="text">
      <style:text-properties fo:font-style="italic" fo:font-weight="bold" officeooo:rsid="001ed433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1ed132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Curso: </text:span><text:span text:style-name="T3">Ciência da Computação</text:span><text:span text:style-name="T2"><text:line-break/>Professor: </text:span><text:span text:style-name="T5">Ricardo </text:span><text:span text:style-name="T6">Menezes Salgado</text:span><text:span text:style-name="T2"><text:line-break/>Aluno: </text:span><text:span text:style-name="T4">Diogo da Silva Moreira</text:span><text:span text:style-name="T2"><text:line-break/>RA: </text:span><text:span text:style-name="T3">2023.1.08.</text:span><text:span text:style-name="T4">003</text:span><text:span text:style-name="T1"><text:line-break/> </text:span></text:p>
      <text:p text:style-name="Standard"/>
      <text:h text:style-name="Heading_20_2" text:outline-level="2"><text:s text:c="18"/>Atividade Extra - Unidades I e II – ICC</text:h>
      <text:p text:style-name="Standard"/>
      <text:p text:style-name="P1"/>
      <text:p text:style-name="P1">1) Qual é a importância da Computação e sua história no contexto da evolução da sociedade??</text:p>
      <text:p text:style-name="P1">O entendimento dos fatos da História da Computação facilita a compreensão dos avanços</text:p>
      <text:p text:style-name="P1">na sociedade? Justifique a sua resposta.</text:p>
      <text:p text:style-name="P1"/>
      <text:p text:style-name="P4"><text:span text:style-name="T14">R:</text:span><text:span text:style-name="T10"> </text:span>A Computação desempenha um papel importante na evolução da sociedade. Compreender a história da Computação é <text:span text:style-name="T7">de total importância </text:span>para entender seus avanços e <text:span text:style-name="T7">seus i</text:span>mpactos. A história revela a evolução das máquinas de calcular, desde os dispositivos mecânicos até os computadores modernos, <text:span text:style-name="T7">e nos</text:span> mostra como os computadores se tornaram dispositivos acessíveis e onipresentes. A Computação impulsionou avanços em vários setores e tecnologias, como a internet, inteligência artificial e dispositivos móveis. Compreender <text:span text:style-name="T7">isso</text:span> nos permite contextualizar os avanços atuais e entender seu impacto<text:span text:style-name="T7">s éticos, sociais e econômicos </text:span>na sociedade.</text:p>
      <text:p text:style-name="P1"/>
      <text:p text:style-name="P1"/>
      <text:p text:style-name="P1">2) Qual é a origem e o significado do termo “Computação”?? Qual é a sua relação com o termo</text:p>
      <text:p text:style-name="P1">“computador”? O termo computador era geralmente relacionado a que?</text:p>
      <text:p text:style-name="P1"/>
      <text:p text:style-name="P4"><text:span text:style-name="T14">R: </text:span>O termo "Computação" tem origem no latim "computare" e significa "calcular" ou "contar". Refere-se ao processo de usar máquinas e algoritmos para processar informações e resolver problemas. Antes dos computadores eletrônicos, o termo "computador" era usado para descrever pessoas que realizavam cálculos manualmente. Com o surgimento dos computadores eletrônicos, o termo passou a ser associado às máquinas que executam tarefas de processamento de dados. A Computação está relacionada ao processamento de informações, enquanto o computador é a máquina eletrônica usada para realizar esse processamento.</text:p>
      <text:p text:style-name="P2"/>
      <text:p text:style-name="P1">3) Descreva as limitações que o uso de válvulas provocava nos computadores de 1a geração.</text:p>
      <text:p text:style-name="P1"/>
      <text:p text:style-name="P6"><text:span text:style-name="T10">R: </text:span></text:p>
      <text:p text:style-name="P4"><text:span text:style-name="T10"/></text:p>
      <text:p text:style-name="P4"><text:span text:style-name="T10"><text:s/></text:span><text:span text:style-name="T9">Tamanho e consumo de energia: </text:span><text:span text:style-name="T8">As válvulas eram dispositivos grandes, ocupando muito espaço físico, e consumiam muita energia elétrica, resultando em altos custos operacionais.</text:span></text:p>
      <text:p text:style-name="P4"><text:span text:style-name="T9"/></text:p>
      <text:p text:style-name="P4"><text:span text:style-name="T9">Confiabilidade:</text:span> As válvulas tinham uma vida útil curta e eram propensas a falhas frequentes devido ao calor gerado, resultando em interrupções frequentes na operação dos computadores.</text:p>
      <text:p text:style-name="P4"><text:span text:style-name="T9"><text:s text:c="10"/></text:span></text:p>
      <text:p text:style-name="P4"><text:span text:style-name="T9">Manutenção e substituição:</text:span> A manutenção e substituição das válvulas eram tarefas dispendiosas e demoradas, exigindo substituições frequentes de válvulas defeituosas.</text:p>
      <text:p text:style-name="P4"><text:span text:style-name="T9"/></text:p>
      <text:p text:style-name="P4"><text:soft-page-break/><text:span text:style-name="T9"/></text:p>
      <text:p text:style-name="P4"><text:span text:style-name="T9">Velocidade de operação:</text:span> As válvulas eram mais lentas que os componentes eletrônicos modernos, limitando a velocidade de processamento dos computadores de primeira geração.</text:p>
      <text:p text:style-name="P4"><text:span text:style-name="T9"/></text:p>
      <text:p text:style-name="P4"><text:span text:style-name="T9">Limitações de armazenamento:</text:span> Os computadores de válvulas tinham capacidades de armazenamento limitadas, dependendo de dispositivos de armazenamento mecânicos, como fitas magnéticas e cartões perfurados, resultando em acesso e recuperação de informações mais lentos e menos eficientes.</text:p>
      <text:p text:style-name="P1"/>
      <text:p text:style-name="P1"/>
      <text:p text:style-name="P1">4) Qual foi marco histórico que possibilitou que os computadores no decorrer a sua evolução,</text:p>
      <text:p text:style-name="P1">sejam significativamente menores que seus antecessores?</text:p>
      <text:p text:style-name="P1"/>
      <text:p text:style-name="P5"><text:span text:style-name="T13">R:</text:span><text:span text:style-name="T11"> </text:span>Um marco histórico importante para a redução do tamanho dos computadores foi a invenção do circuito integrado, ou chip, nas décadas de 1950 e 1960. Essa tecnologia permitiu a miniaturização dos componentes eletrônicos em uma única placa de silício, possibilitando que mais funcionalidades fossem integradas em um dispositivo menor. Além disso, avanços na redução do tamanho dos transistores e técnicas de fabricação contribuíram para a criação de computadores cada vez menores, como laptops, smartphones e dispositivos vestíveis.</text:p>
      <text:p text:style-name="P1"/>
      <text:p text:style-name="P1"/>
      <text:p text:style-name="P1">5) Explique a origem da expressão “bugs” utilizada quando um programa tem algum defeito?</text:p>
      <text:p text:style-name="P1"/>
      <text:p text:style-name="P5"><text:span text:style-name="T13">R:</text:span><text:span text:style-name="T11"> </text:span>A expressão "bugs" (insetos, em inglês) <text:span text:style-name="T12">usado </text:span>para descrever defeitos ou problemas em programas de computador tem origem na história da computação. O termo foi popularizado por <text:span text:style-name="T9">Grace Hopper</text:span>, uma renomada cientista da computação e almirante da Marinha dos Estados Unidos. Em setembro de 1947, Hopper estava trabalhando no computador <text:span text:style-name="T9">Mark II,</text:span> que era um dos primeiros computadores eletromecânicos. Durante a resolução de um problema no sistema, Hopper descobriu que a causa do mau funcionamento era um inseto, especificamente uma mariposa, que havia ficado presa nos relés do computador. Ela removeu o inseto e registrou a descoberta em seu diário, mencionando que haviam "encontrado um bug". A partir desse incidente, a palavra "bug" começou a ser usada informalmente para se referir a qualquer problema ou defeito em um programa de computador.</text:p>
      <text:p text:style-name="P3"/>
      <text:p text:style-name="P1"/>
      <text:p text:style-name="P1">6) Explique o processo representado através da figura abaixo:</text:p>
      <text:p text:style-name="P1"/>
      <text:p text:style-name="P5"><text:span text:style-name="T13">R</text:span><text:span text:style-name="T11">: </text:span>A comunicação entre uma máquina cliente e uma máquina servidora envolve o envio de uma solicitação da máquina cliente para a máquina servidora. A máquina servidora processa a solicitação e gera uma resposta, que é enviada de volta para a máquina cliente. Esse processo permite a troca de informações e a execução de ações em sistemas distribuídos.</text:p>
      <text:p text:style-name="P1"/>
      <text:p text:style-name="P1"/>
      <text:p text:style-name="P1">7) Explique a diferença entre IP real e IP Mascarado.</text:p>
      <text:p text:style-name="P1"/>
      <text:p text:style-name="P5"><text:span text:style-name="T13">R:</text:span><text:span text:style-name="T11"> </text:span>Um IP real é um endereço IP exclusivo usado para identificar dispositivos na Internet, enquanto um IP mascarado é um endereço IP interno usado em redes locais e traduzido para um IP real antes de acessar a Internet. O IP mascarado permite que vários dispositivos compartilhem o mesmo IP público e aumenta a segurança da rede intern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9T09:56:26.964048422</meta:creation-date>
    <dc:date>2023-07-09T10:19:02.680157169</dc:date>
    <meta:editing-duration>PT30S</meta:editing-duration>
    <meta:editing-cycles>1</meta:editing-cycles>
    <meta:document-statistic meta:table-count="0" meta:image-count="0" meta:object-count="0" meta:page-count="2" meta:paragraph-count="26" meta:word-count="787" meta:character-count="5280" meta:non-whitespace-character-count="4485"/>
    <meta:generator>LibreOffice/6.4.7.2$Linux_X86_64 LibreOffice_project/40$Build-2</meta:generator>
  </office:meta>
</office:document-meta>
</file>